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20cc4e" officeooo:paragraph-rsid="0020cc4e" style:font-name-asian="Consolas" style:font-size-asian="16pt" style:font-weight-asian="normal" style:font-size-complex="16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28d778" officeooo:paragraph-rsid="0028d778" style:font-name-asian="Consolas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1db55a" officeooo:paragraph-rsid="001db55a" style:font-name-asian="Arial"/>
    </style:style>
    <style:style style:name="P4" style:family="paragraph" style:parent-style-name="Standard">
      <style:paragraph-properties fo:text-align="end" style:justify-single-word="false"/>
      <style:text-properties officeooo:rsid="006b5e93" officeooo:paragraph-rsid="006ef108" style:font-name-asian="Arial"/>
    </style:style>
    <style:style style:name="P5" style:family="paragraph" style:parent-style-name="Standard">
      <style:paragraph-properties fo:text-align="start" style:justify-single-word="false"/>
      <style:text-properties officeooo:rsid="006b5e93" officeooo:paragraph-rsid="006b5e93" style:font-name-asian="Ari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1f89d" style:font-name-asian="Ari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a3ea3" style:font-name-asian="Ari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3d95c9" officeooo:paragraph-rsid="003d95c9" style:font-name-asian="Arial" style:font-size-asian="16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953d8" style:font-name-asian="Consolas" style:font-size-asian="16pt" style:font-weight-asian="normal" style:font-size-complex="16pt" style:font-weight-complex="normal"/>
    </style:style>
    <style:style style:name="P10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ae436" style:font-name-asian="Consolas" style:font-size-asian="16pt" style:font-weight-asian="normal" style:font-size-complex="16pt" style:font-weight-complex="normal"/>
    </style:style>
    <style:style style:name="P11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4a792a" officeooo:paragraph-rsid="002ae436" style:font-name-asian="Consolas" style:font-size-asian="16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ccf9b" officeooo:paragraph-rsid="002ccf9b" style:font-name-asian="Consolas" style:font-size-asian="16pt" style:font-weight-asian="normal" style:font-size-complex="16pt" style:font-weight-complex="normal"/>
    </style:style>
    <style:style style:name="P13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7168" officeooo:paragraph-rsid="002f7168" style:font-name-asian="Consolas" style:font-size-asian="16pt" style:font-weight-asian="normal" style:font-size-complex="16pt" style:font-weight-complex="normal"/>
    </style:style>
    <style:style style:name="P14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fe3c" officeooo:paragraph-rsid="002ffe3c" style:font-name-asian="Consolas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3.704cm" fo:margin-right="0cm" fo:text-align="start" style:justify-single-word="false" fo:text-indent="-0.635cm" style:auto-text-indent="false"/>
      <style:text-properties style:font-name="Calibri" fo:font-size="16pt" fo:font-weight="normal" officeooo:rsid="003abd77" officeooo:paragraph-rsid="003abd77" style:font-name-asian="Consolas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4faba0" style:font-name-asian="Ari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5192fc" style:font-name-asian="Arial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Calibri" fo:font-size="16pt" fo:font-weight="normal" officeooo:rsid="0020cc4e" officeooo:paragraph-rsid="0065f641" style:font-name-asian="Consolas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20cc4e" officeooo:paragraph-rsid="004d6fca" style:font-name-asian="Consolas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5192fc" officeooo:paragraph-rsid="005192fc" style:font-name-asian="Consolas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15e3" officeooo:paragraph-rsid="006615e3" style:font-name-asian="Consolas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41f3" officeooo:paragraph-rsid="006641f3" style:font-name-asian="Consolas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b6e2a" officeooo:paragraph-rsid="006b6e2a" style:font-name-asian="Consolas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4faba0" officeooo:paragraph-rsid="004faba0" style:font-name-asian="Ari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6b0fb2" officeooo:paragraph-rsid="006b0fb2" style:font-name-asian="Ari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.741cm" fo:margin-right="0cm" fo:text-align="start" style:justify-single-word="false" fo:text-indent="0.37cm" style:auto-text-indent="false"/>
      <style:text-properties style:font-name="Tahoma" fo:font-size="15pt" fo:font-weight="normal" officeooo:rsid="0041f89d" officeooo:paragraph-rsid="0041f89d" style:font-name-asian="Courier 10 Pitch" style:font-size-asian="15pt" style:font-weight-asian="normal" style:font-size-complex="15pt" style:font-weight-complex="normal"/>
    </style:style>
    <style:style style:name="P27" style:family="paragraph" style:parent-style-name="Standard" style:master-page-name="">
      <style:paragraph-properties fo:margin-left="0.741cm" fo:margin-right="0cm" fo:text-align="start" style:justify-single-word="false" fo:text-indent="0.37cm" style:auto-text-indent="false" style:page-number="auto"/>
      <style:text-properties style:font-name="Tahoma" fo:font-size="15pt" fo:font-weight="normal" officeooo:rsid="0041f89d" officeooo:paragraph-rsid="0041f89d" style:font-name-asian="Courier 10 Pitch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4d6fca" officeooo:paragraph-rsid="004d6fca" style:font-name-asian="Consolas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b8e" officeooo:paragraph-rsid="00527b8e" style:font-name-asian="Consolas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left="2.96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T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font-weight="bold" officeooo:rsid="00347384" style:font-size-asian="20pt" style:font-weight-asian="bold" style:font-size-complex="20pt" style:font-weight-complex="bold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color="#800000" style:font-name="Arial" fo:font-size="20pt" fo:font-weight="bold" officeooo:rsid="00347384" style:font-size-asian="20pt" style:font-weight-asian="bold" style:font-size-complex="20pt" style:font-weight-complex="bold"/>
    </style:style>
    <style:style style:name="T5" style:family="text">
      <style:text-properties fo:color="#800000" style:font-name="Calibri" fo:font-size="16pt" officeooo:rsid="0020cc4e" style:font-name-asian="Consolas" style:font-size-asian="16pt" style:font-size-complex="16pt"/>
    </style:style>
    <style:style style:name="T6" style:family="text">
      <style:text-properties fo:color="#0066cc" style:font-name="Consolas"/>
    </style:style>
    <style:style style:name="T7" style:family="text">
      <style:text-properties fo:color="#0066cc" style:font-name="Consolas" officeooo:rsid="002ccf9b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20cc4e"/>
    </style:style>
    <style:style style:name="T10" style:family="text">
      <style:text-properties style:font-name="Calibri" officeooo:rsid="003a046c"/>
    </style:style>
    <style:style style:name="T11" style:family="text">
      <style:text-properties style:font-name="Calibri" officeooo:rsid="003bca2f"/>
    </style:style>
    <style:style style:name="T12" style:family="text">
      <style:text-properties style:font-name="Calibri" fo:font-size="16pt" style:font-name-asian="Consolas" style:font-size-asian="16pt" style:font-size-complex="16pt"/>
    </style:style>
    <style:style style:name="T13" style:family="text">
      <style:text-properties style:font-name="Calibri" fo:font-size="16pt" officeooo:rsid="0020cc4e" style:font-name-asian="Consolas" style:font-size-asian="16pt" style:font-size-complex="16pt"/>
    </style:style>
    <style:style style:name="T14" style:family="text">
      <style:text-properties style:font-name="Calibri" fo:font-size="16pt" officeooo:rsid="0043d5b7" style:font-name-asian="Consolas" style:font-size-asian="16pt" style:font-size-complex="16pt"/>
    </style:style>
    <style:style style:name="T15" style:family="text">
      <style:text-properties style:font-name="Calibri" fo:font-size="16pt" officeooo:rsid="00454f96" style:font-name-asian="Consolas" style:font-size-asian="16pt" style:font-size-complex="16pt"/>
    </style:style>
    <style:style style:name="T16" style:family="text">
      <style:text-properties style:font-name="Calibri" fo:font-size="16pt" officeooo:rsid="00469c78" style:font-name-asian="Consolas" style:font-size-asian="16pt" style:font-size-complex="16pt"/>
    </style:style>
    <style:style style:name="T17" style:family="text">
      <style:text-properties officeooo:rsid="003bca2f"/>
    </style:style>
    <style:style style:name="T18" style:family="text">
      <style:text-properties style:font-name="Courier 10 Pitch"/>
    </style:style>
    <style:style style:name="T19" style:family="text">
      <style:text-properties style:font-name="Courier 10 Pitch" officeooo:rsid="0041f89d"/>
    </style:style>
    <style:style style:name="T20" style:family="text">
      <style:text-properties officeooo:rsid="004f29e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3c6da" style:font-style-asian="italic" style:font-style-complex="italic"/>
    </style:style>
    <style:style style:name="T23" style:family="text">
      <style:text-properties fo:font-style="italic" officeooo:rsid="004d6fca" style:font-style-asian="italic" style:font-style-complex="italic"/>
    </style:style>
    <style:style style:name="T24" style:family="text">
      <style:text-properties fo:font-style="italic" officeooo:rsid="00546efc" style:font-style-asian="italic" style:font-style-complex="italic"/>
    </style:style>
    <style:style style:name="T25" style:family="text">
      <style:text-properties fo:font-style="italic" officeooo:rsid="006880d9" style:font-style-asian="italic" style:font-style-complex="italic"/>
    </style:style>
    <style:style style:name="T26" style:family="text">
      <style:text-properties fo:font-style="italic" officeooo:rsid="006ba109" style:font-style-asian="italic" style:font-style-complex="italic"/>
    </style:style>
    <style:style style:name="T27" style:family="text">
      <style:text-properties officeooo:rsid="005192fc"/>
    </style:style>
    <style:style style:name="T28" style:family="text">
      <style:text-properties officeooo:rsid="0053c6da"/>
    </style:style>
    <style:style style:name="T29" style:family="text">
      <style:text-properties officeooo:rsid="005575a4"/>
    </style:style>
    <style:style style:name="T30" style:family="text">
      <style:text-properties officeooo:rsid="005750e1"/>
    </style:style>
    <style:style style:name="T31" style:family="text">
      <style:text-properties officeooo:rsid="005ca30f"/>
    </style:style>
    <style:style style:name="T32" style:family="text">
      <style:text-properties fo:color="#579d1c" fo:font-style="italic" style:font-style-asian="italic" style:font-style-complex="italic"/>
    </style:style>
    <style:style style:name="T33" style:family="text">
      <style:text-properties fo:color="#579d1c" fo:font-style="italic" officeooo:rsid="004f29ed" style:font-style-asian="italic" style:font-style-complex="italic"/>
    </style:style>
    <style:style style:name="T34" style:family="text">
      <style:text-properties fo:color="#579d1c" fo:font-style="italic" officeooo:rsid="005ca30f" style:font-style-asian="italic" style:font-style-complex="italic"/>
    </style:style>
    <style:style style:name="T35" style:family="text">
      <style:text-properties fo:color="#579d1c" fo:font-style="italic" officeooo:rsid="0053c6da" style:font-style-asian="italic" style:font-style-complex="italic"/>
    </style:style>
    <style:style style:name="T36" style:family="text">
      <style:text-properties fo:color="#579d1c" fo:font-style="italic" officeooo:rsid="005575a4" style:font-style-asian="italic" style:font-style-complex="italic"/>
    </style:style>
    <style:style style:name="T37" style:family="text">
      <style:text-properties fo:color="#579d1c" fo:font-style="italic" officeooo:rsid="005750e1" style:font-style-asian="italic" style:font-style-complex="italic"/>
    </style:style>
    <style:style style:name="T38" style:family="text">
      <style:text-properties fo:color="#579d1c" fo:font-style="italic" officeooo:rsid="005e69b9" style:font-style-asian="italic" style:font-style-complex="italic"/>
    </style:style>
    <style:style style:name="T39" style:family="text">
      <style:text-properties fo:color="#579d1c" fo:font-style="italic" officeooo:rsid="00627a65" style:font-style-asian="italic" style:font-style-complex="italic"/>
    </style:style>
    <style:style style:name="T40" style:family="text">
      <style:text-properties fo:color="#579d1c" fo:font-style="italic" officeooo:rsid="006880d9" style:font-style-asian="italic" style:font-style-complex="italic"/>
    </style:style>
    <style:style style:name="T41" style:family="text">
      <style:text-properties fo:color="#579d1c" fo:font-style="italic" officeooo:rsid="006ba109" style:font-style-asian="italic" style:font-style-complex="italic"/>
    </style:style>
    <style:style style:name="T42" style:family="text">
      <style:text-properties officeooo:rsid="005e69b9"/>
    </style:style>
    <style:style style:name="T43" style:family="text">
      <style:text-properties officeooo:rsid="00627a65"/>
    </style:style>
    <style:style style:name="T44" style:family="text">
      <style:text-properties officeooo:rsid="006615e3"/>
    </style:style>
    <style:style style:name="T45" style:family="text">
      <style:text-properties officeooo:rsid="006880d9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officeooo:rsid="006ba109"/>
    </style:style>
    <style:style style:name="T48" style:family="text">
      <style:text-properties style:font-name="Comic Sans MS" fo:font-size="9pt" fo:font-weight="normal" style:font-size-asian="9pt" style:font-weight-asian="normal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XGC</text:span><text:span text:style-name="T2"> - the X</text:span><text:span text:style-name="T1"> General Collection</text:span></text:p>
      <text:p text:style-name="P4"><text:span text:style-name="T48">Fed. 20, 2014 Peng Wan</text:span></text:p>
      <text:p text:style-name="P5"><text:span text:style-name="T48"/></text:p>
      <text:p text:style-name="P6">Intro:</text:p>
      <text:p text:style-name="P27"><text:span text:style-name="T12">T</text:span><text:span text:style-name="T13">he </text:span><text:span text:style-name="T5">XGC</text:span><text:span text:style-name="T13"> is a library for </text:span><text:span text:style-name="T14">common </text:span><text:span text:style-name="T13">data structure </text:span><text:span text:style-name="T14">written with C. </text:span><text:span text:style-name="T15">It provides common access for programming. </text:span><text:span text:style-name="T16">It's licensed under Apache License v2.0 .</text:span></text:p>
      <text:p text:style-name="P26"><text:span text:style-name="T16"/></text:p>
      <text:p text:style-name="P8"><text:span text:style-name="T18">Des</text:span><text:span text:style-name="T19">ign</text:span><text:span text:style-name="T18">:</text:span></text:p>
      <text:p text:style-name="P16">Names:</text:p>
      <text:p text:style-name="P24">Collection: the object</text:p>
      <text:p text:style-name="P24">Element: void*</text:p>
      <text:p text:style-name="P25">Index: int</text:p>
      <text:p text:style-name="P17">Operations:</text:p>
      <text:p text:style-name="P19"><text:span text:style-name="T27">Collection:</text:span></text:p>
      <text:p text:style-name="P28"><text:span text:style-name="T21">mkxxx</text:span>: <text:span text:style-name="T20">create new collection</text:span></text:p>
      <text:p text:style-name="P28"><text:span text:style-name="T21">initxxx</text:span><text:span text:style-name="T24">(xxx)</text:span>: <text:span text:style-name="T20">initialize </text:span><text:span text:style-name="T33">xxx</text:span></text:p>
      <text:p text:style-name="P28"><text:span text:style-name="T21">rmxxx</text:span><text:span text:style-name="T24">(xxx)</text:span>: <text:span text:style-name="T20">delete </text:span><text:span text:style-name="T33">xxx</text:span><text:span text:style-name="T20"> from memory</text:span></text:p>
      <text:p text:style-name="P28"><text:span text:style-name="T21">clxxx</text:span><text:span text:style-name="T24">(xxx)</text:span>: <text:span text:style-name="T20">clear all elements in </text:span><text:span text:style-name="T33">xxx</text:span></text:p>
      <text:p text:style-name="P28"><text:span text:style-name="T21">xxxlen</text:span><text:span text:style-name="T24">(xxx)</text:span>: <text:span text:style-name="T20">get the length of </text:span><text:span text:style-name="T33">xxx</text:span></text:p>
      <text:p text:style-name="P30"><text:span text:style-name="T23">xxxtrv(xxx, callback)</text:span>: trav<text:span text:style-name="T31">el </text:span><text:span text:style-name="T34">xxx</text:span><text:span text:style-name="T31"> with </text:span><text:span text:style-name="T34">callback</text:span></text:p>
      <text:p text:style-name="P20">Element:</text:p>
      <text:p text:style-name="P29">Append:</text:p>
      <text:p text:style-name="P31"><text:span text:style-name="T21">xxxadd(xxx, elem)</text:span><text:span text:style-name="T28">: add </text:span><text:span text:style-name="T35">elem</text:span><text:span text:style-name="T28"> to the end of </text:span><text:span text:style-name="T35">xxx</text:span></text:p>
      <text:p text:style-name="P31"><text:span text:style-name="T21">xxxins</text:span><text:span text:style-name="T22">(xxx, index, elem)</text:span><text:span text:style-name="T28">: insert </text:span><text:span text:style-name="T22">elem</text:span><text:span text:style-name="T28"> to </text:span><text:span text:style-name="T35">xxx</text:span><text:span text:style-name="T28"> in </text:span><text:span text:style-name="T22">index</text:span></text:p>
      <text:p text:style-name="P31"><text:span text:style-name="T21">xxxext(xxx, col)</text:span><text:span text:style-name="T28">: extend </text:span><text:span text:style-name="T35">xxx</text:span><text:span text:style-name="T28"> with other </text:span><text:span text:style-name="T35">col</text:span></text:p>
      <text:p text:style-name="P29">Remove:</text:p>
      <text:p text:style-name="P31"><text:span text:style-name="T21">xxxdel(xxx, elem)</text:span><text:span text:style-name="T29">: delete </text:span><text:span text:style-name="T36">elem</text:span><text:span text:style-name="T29"> from </text:span><text:span text:style-name="T36">xxx</text:span></text:p>
      <text:p text:style-name="P31"><text:span text:style-name="T21">xxxpop(xxx, index)</text:span>: <text:span text:style-name="T29">delete </text:span><text:span text:style-name="T36">elem </text:span><text:span text:style-name="T29">from </text:span><text:span text:style-name="T36">xxx</text:span><text:span text:style-name="T29"> by </text:span><text:span text:style-name="T36">index</text:span></text:p>
      <text:p text:style-name="P29">Locate:</text:p>
      <text:p text:style-name="P31"><text:span text:style-name="T21">xxxloc(xxx, elem)</text:span><text:span text:style-name="T30">: get the index of </text:span><text:span text:style-name="T37">elem</text:span><text:span text:style-name="T30"> in </text:span><text:span text:style-name="T37">xxx</text:span></text:p>
      <text:p text:style-name="P31"><text:span text:style-name="T21">xxxhas(xxx, elem)</text:span><text:span text:style-name="T30">: test </text:span><text:span text:style-name="T37">elem</text:span><text:span text:style-name="T30"> is in </text:span><text:span text:style-name="T37">xxx</text:span></text:p>
      <text:p text:style-name="P29">Get:</text:p>
      <text:p text:style-name="P31"><text:span text:style-name="T21">xxxget(xxx, index, def)</text:span><text:span text:style-name="T42">: get element in </text:span><text:span text:style-name="T38">xxx</text:span><text:span text:style-name="T42"> by </text:span><text:span text:style-name="T38">index</text:span><text:span text:style-name="T42">, if not found, return </text:span><text:span text:style-name="T38">def</text:span></text:p>
      <text:p text:style-name="P29">Set:</text:p>
      <text:p text:style-name="P31"><text:span text:style-name="T21">xxxset(xxx, index, elem)</text:span><text:span text:style-name="T43">: set element at </text:span><text:span text:style-name="T39">index</text:span><text:span text:style-name="T43"> <text:s/>with </text:span><text:span text:style-name="T39">elem</text:span><text:span text:style-name="T43"> in </text:span><text:span text:style-name="T39">xxx</text:span></text:p>
      <text:list xml:id="list759793629860909561" text:style-name="L1">
        <text:list-item>
          <text:p text:style-name="P1"><text:soft-page-break/><text:s/><text:span text:style-name="T8">Sequenced structure</text:span></text:p>
        </text:list-item>
      </text:list>
      <text:list xml:id="list2217993885169786446" text:style-name="L2">
        <text:list-item>
          <text:p text:style-name="P9">Linear list:</text:p>
          <text:p text:style-name="P12"><text:span text:style-name="T9">Linked list: </text:span><text:span text:style-name="T6">XList</text:span></text:p>
          <text:p text:style-name="P12"><text:span text:style-name="T11">Common</text:span><text:span text:style-name="T10"> a</text:span><text:span text:style-name="T9">rray: </text:span><text:span text:style-name="T6">XArray</text:span></text:p>
        </text:list-item>
        <text:list-item>
          <text:p text:style-name="P9">Stack, the FILO</text:p>
          <text:p text:style-name="P12"><text:span text:style-name="T9">Stack: </text:span><text:span text:style-name="T6">XStack</text:span></text:p>
        </text:list-item>
        <text:list-item>
          <text:p text:style-name="P9">Queue, the FIFO</text:p>
        </text:list-item>
      </text:list>
      <text:p text:style-name="P15"><text:span text:style-name="T17">Common</text:span> queue: <text:span text:style-name="T7">XQueue</text:span></text:p>
      <text:p text:style-name="P15">Double end queue: <text:span text:style-name="T7">XDeque</text:span></text:p>
      <text:list xml:id="list212024290004778" text:continue-list="list759793629860909561" text:style-name="L1">
        <text:list-item>
          <text:p text:style-name="P1"><text:s/><text:span text:style-name="T8">Mapping structure</text:span></text:p>
        </text:list-item>
      </text:list>
      <text:list xml:id="list1332225286929930072" text:style-name="L3">
        <text:list-item>
          <text:p text:style-name="P2"><text:span text:style-name="T9">Hash table: </text:span><text:span text:style-name="T7">XHashTable</text:span></text:p>
        </text:list-item>
      </text:list>
      <text:list xml:id="list212022904596156" text:continue-list="list212024290004778" text:style-name="L1">
        <text:list-item>
          <text:p text:style-name="P1"><text:s/><text:span text:style-name="T8">Graphic structure</text:span></text:p>
        </text:list-item>
      </text:list>
      <text:list xml:id="list2073411210804276680" text:style-name="L4">
        <text:list-item>
          <text:p text:style-name="P10">Tree:</text:p>
          <text:p text:style-name="P13"><text:span text:style-name="T9">Binary tree: </text:span><text:span text:style-name="T7">XBinTree</text:span></text:p>
          <text:p text:style-name="P14"><text:span text:style-name="T11">Common</text:span><text:span text:style-name="T9"> tree: </text:span><text:span text:style-name="T7">XTree</text:span></text:p>
        </text:list-item>
        <text:list-item>
          <text:p text:style-name="P10">Graph</text:p>
          <text:p text:style-name="P11"/>
        </text:list-item>
      </text:list>
      <text:p text:style-name="P7">APIs:</text:p>
      <text:p text:style-name="P18">X<text:span text:style-name="T44">L</text:span>ist, <text:span text:style-name="T44">XArray</text:span>:</text:p>
      <text:p text:style-name="P21"><text:span text:style-name="T21">revlist(list, </text:span><text:span text:style-name="T25">cmp_fun</text:span><text:span text:style-name="T21">)</text:span>: revers<text:span text:style-name="T45">e </text:span><text:span text:style-name="T40">list</text:span><text:span text:style-name="T45"> with </text:span><text:span text:style-name="T40">cmp_fun</text:span></text:p>
      <text:p text:style-name="P23">mkary(cap=n, inc=m): set the capacity <text:span text:style-name="T41">n</text:span> and increment <text:span text:style-name="T41">m</text:span></text:p>
      <text:p text:style-name="P22">all common op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ly </meta:initial-creator>
    <meta:creation-date>2014-02-20T10:37:24.936086777</meta:creation-date>
    <dc:date>2014-02-20T21:20:22.499479286</dc:date>
    <dc:creator>Monly </dc:creator>
    <meta:editing-duration>PT1H25M35S</meta:editing-duration>
    <meta:editing-cycles>83</meta:editing-cycles>
    <meta:generator>LibreOffice/4.1.3.2$Linux_X86_64 LibreOffice_project/410m0$Build-2</meta:generator>
    <meta:document-statistic meta:table-count="0" meta:image-count="0" meta:object-count="0" meta:page-count="2" meta:paragraph-count="54" meta:word-count="240" meta:character-count="1413" meta:non-whitespace-character-count="1237"/>
  </office:meta>
</office:document-meta>
</file>